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3.14854166666667cm" style:use-optimal-column-width="true"/>
    </style:style>
    <style:style style:name="co3" style:family="table-column">
      <style:table-column-properties fo:break-before="auto" style:column-width="12.5677083333333cm"/>
    </style:style>
    <style:style style:name="co4" style:family="table-column">
      <style:table-column-properties fo:break-before="auto" style:column-width="6.45583333333333cm" style:use-optimal-column-width="true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3.995208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5.159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1">
            <text:p>Tab</text:p>
          </table:table-cell>
          <table:table-cell office:value-type="string" table:style-name="ce1">
            <text:p>Section</text:p>
          </table:table-cell>
          <table:table-cell office:value-type="string" table:style-name="ce1">
            <text:p>Field Name</text:p>
          </table:table-cell>
          <table:table-cell office:value-type="string" table:style-name="ce1">
            <text:p>HTML Field Name</text:p>
          </table:table-cell>
          <table:table-cell office:value-type="string" table:style-name="ce1">
            <text:p>Cardinality</text:p>
          </table:table-cell>
          <table:table-cell office:value-type="string" table:style-name="ce1">
            <text:p>Input Type</text:p>
          </table:table-cell>
          <table:table-cell office:value-type="string" table:style-name="ce1">
            <text:p>Input Options</text:p>
          </table:table-cell>
          <table:table-cell office:value-type="string" table:style-name="ce1">
            <text:p>Read only?</text:p>
          </table:table-cell>
          <table:table-cell office:value-type="string" table:style-name="ce1">
            <text:p>Access</text:p>
          </table:table-cell>
          <table:table-cell office:value-type="string" table:style-name="ce1">
            <text:p>Comment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NHS No</text:p>
          </table:table-cell>
          <table:table-cell office:value-type="string" table:style-name="ce1">
            <text:p>patient_nhsNo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Hospital No</text:p>
          </table:table-cell>
          <table:table-cell office:value-type="string" table:style-name="ce1">
            <text:p>patient_mrn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Surname</text:p>
          </table:table-cell>
          <table:table-cell office:value-type="string" table:style-name="ce1">
            <text:p>patient_sur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Forename</text:p>
          </table:table-cell>
          <table:table-cell office:value-type="string" table:style-name="ce1">
            <text:p>patient_fore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DoB</text:p>
          </table:table-cell>
          <table:table-cell office:value-type="string" table:style-name="ce1">
            <text:p>patient_dob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patient_gender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Line</text:p>
          </table:table-cell>
          <table:table-cell office:value-type="string" table:style-name="ce1">
            <text:p>patient_addressLine[index+1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patient_addressCit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County</text:p>
          </table:table-cell>
          <table:table-cell office:value-type="string" table:style-name="ce1">
            <text:p>patient_addressDistric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patient_addressPostalCod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Demographics</text:p>
          </table:table-cell>
          <table:table-cell office:value-type="string" table:style-name="ce1">
            <text:p>Accommodation Type</text:p>
          </table:table-cell>
          <table:table-cell office:value-type="string" table:style-name="ce1">
            <text:p>patient_addressAccommodationTyp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 'Home', 'No Fixed Abode', 'Nursing Home', 'Residential Home', 'Warden Controlled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GP ID</text:p>
          </table:table-cell>
          <table:table-cell office:value-type="string" table:style-name="ce1">
            <text:p>gp_id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GP Name</text:p>
          </table:table-cell>
          <table:table-cell office:value-type="string" table:style-name="ce1">
            <text:p>gp_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tient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GP Address</text:p>
          </table:table-cell>
          <table:table-cell office:value-type="string" table:style-name="ce1">
            <text:p>gp_addres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ssion Date</text:p>
          </table:table-cell>
          <table:table-cell office:value-type="string" table:style-name="ce1">
            <text:p>admission_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tting Specialty</text:p>
          </table:table-cell>
          <table:table-cell office:value-type="string" table:style-name="ce1">
            <text:p>admission_specialt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ssion Method</text:p>
          </table:table-cell>
          <table:table-cell office:value-type="string" table:style-name="ce1">
            <text:p>admission_method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tting Consultant</text:p>
          </table:table-cell>
          <table:table-cell office:value-type="string" table:style-name="ce1">
            <text:p>admission_careProvider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Admitting Ward</text:p>
          </table:table-cell>
          <table:table-cell office:value-type="string" table:style-name="ce1">
            <text:p>admission_ward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Source of Admission</text:p>
          </table:table-cell>
          <table:table-cell office:value-type="string" table:style-name="ce1">
            <text:p>admission_sourc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dmission</text:p>
          </table:table-cell>
          <table:table-cell office:value-type="string" table:style-name="ce1">
            <text:p>Admission Details</text:p>
          </table:table-cell>
          <table:table-cell office:value-type="string" table:style-name="ce1">
            <text:p>Weight on Admission</text:p>
          </table:table-cell>
          <table:table-cell office:value-type="string" table:style-name="ce1">
            <text:p>admission_weigh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number</text:p>
          </table:table-cell>
          <table:table-cell office:value-type="string" table:style-name="ce3">
            <text:p>min 0, step 0.01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Clinical Details</text:p>
          </table:table-cell>
          <table:table-cell office:value-type="string" table:style-name="ce1">
            <text:p>Reason For Admission</text:p>
          </table:table-cell>
          <table:table-cell office:value-type="string" table:style-name="ce1">
            <text:p>clinical_admissionReason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Initial Diagnosis</text:p>
          </table:table-cell>
          <table:table-cell office:value-type="string" table:style-name="ce1">
            <text:p>clinical_initialPresentation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Pre-existing Medical Conditions and Past Medical History</text:p>
          </table:table-cell>
          <table:table-cell office:value-type="string" table:style-name="ce1">
            <text:p>clinical_preexistingCondition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Significant Investigations And Procedures</text:p>
          </table:table-cell>
          <table:table-cell office:value-type="string" table:style-name="ce1">
            <text:p>clinical_significantInvestigations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Course and Management of Condition</text:p>
          </table:table-cell>
          <table:table-cell office:value-type="string" table:style-name="ce1">
            <text:p>clinical_conditionManagemen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Details of Outstanding Results and Investigations</text:p>
          </table:table-cell>
          <table:table-cell office:value-type="string" table:style-name="ce1">
            <text:p>clinical_outstandingResult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Patient's Concerns, Expectations, and Wishes</text:p>
          </table:table-cell>
          <table:table-cell office:value-type="string" table:style-name="ce1">
            <text:p>clinical_patientConcern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Significant Events</text:p>
          </table:table-cell>
          <table:table-cell office:value-type="string" table:style-name="ce3">
            <text:p>clinical_significantEv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Adverse Incidents</text:p>
          </table:table-cell>
          <table:table-cell office:value-type="string" table:style-name="ce3">
            <text:p>clinical_adverseIncident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Final Observations</text:p>
          </table:table-cell>
          <table:table-cell office:value-type="string" table:style-name="ce3">
            <text:p>clinical_finalObservations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NEWS2 Score</text:p>
          </table:table-cell>
          <table:table-cell office:value-type="string" table:style-name="ce3">
            <text:p>clinical_news2_scor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number</text:p>
          </table:table-cell>
          <table:table-cell office:value-type="string" table:style-name="ce3">
            <text:p>min 0, max 20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Diagnosis</text:p>
          </table:table-cell>
          <table:table-cell office:value-type="string" table:style-name="ce1">
            <text:p>Rockwood Frailty Score</text:p>
          </table:table-cell>
          <table:table-cell office:value-type="string" table:style-name="ce3">
            <text:p>clinical_rfs_score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number</text:p>
          </table:table-cell>
          <table:table-cell office:value-type="string" table:style-name="ce3">
            <text:p>min 1, max 9</text:p>
          </table:table-cell>
          <table:table-cell office:value-type="boolean" office:boolean-value="false" table:style-name="ce3">
            <text:p>FALSE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Falls</text:p>
          </table:table-cell>
          <table:table-cell office:value-type="string" table:style-name="ce1">
            <text:p>Has a falls assessment for the patient taken place?</text:p>
          </table:table-cell>
          <table:table-cell office:value-type="string" table:style-name="ce3">
            <text:p>clinical_fallsAssessment</text:p>
          </table:table-cell>
          <table:table-cell office:value-type="string" table:style-name="ce3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Has the patient suffered an Acute Kidney Injury (AKI)?</text:p>
          </table:table-cell>
          <table:table-cell office:value-type="string" table:style-name="ce1">
            <text:p>clinical_aki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AKI Present on admission?</text:p>
          </table:table-cell>
          <table:table-cell office:value-type="string" table:style-name="ce1">
            <text:p>clinical_akiPresen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AKI Hospital acquired?</text:p>
          </table:table-cell>
          <table:table-cell office:value-type="string" table:style-name="ce1">
            <text:p>clinical_akiHospital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Highest AKI Stage</text:p>
          </table:table-cell>
          <table:table-cell office:value-type="string" table:style-name="ce1">
            <text:p>clinical_akiStag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Stage 1', 'Stage 2', 'Stage 3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cute Kidney Injury</text:p>
          </table:table-cell>
          <table:table-cell office:value-type="string" table:style-name="ce1">
            <text:p>Confirm a medication review has been undertaken for AKI</text:p>
          </table:table-cell>
          <table:table-cell office:value-type="string" table:style-name="ce3">
            <text:p>clinical_akiMedReview</text:p>
          </table:table-cell>
          <table:table-cell office:value-type="string" table:style-name="ce3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dvanced Care</text:p>
          </table:table-cell>
          <table:table-cell office:value-type="string" table:style-name="ce1">
            <text:p>Does the patient have a Do Not Attempt Resuscitation (DNAR) order in place?</text:p>
          </table:table-cell>
          <table:table-cell office:value-type="string" table:style-name="ce3">
            <text:p>clinical_dnar</text:p>
          </table:table-cell>
          <table:table-cell office:value-type="string" table:style-name="ce3">
            <text:p>1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dvanced Care</text:p>
          </table:table-cell>
          <table:table-cell office:value-type="string" table:style-name="ce1">
            <text:p>Please summarise any advance care planning conversations and any Treatment Escalation Plan (TEP)</text:p>
          </table:table-cell>
          <table:table-cell office:value-type="string" table:style-name="ce3">
            <text:p>clinical_advancedCarePlanning</text:p>
          </table:table-cell>
          <table:table-cell office:value-type="string" table:style-name="ce3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linical</text:p>
          </table:table-cell>
          <table:table-cell office:value-type="string" table:style-name="ce1">
            <text:p>Advanced Care</text:p>
          </table:table-cell>
          <table:table-cell office:value-type="string" table:style-name="ce1">
            <text:p>Have anticipatory medications been included?</text:p>
          </table:table-cell>
          <table:table-cell office:value-type="string" table:style-name="ce3">
            <text:p>clinical_antmeds</text:p>
          </table:table-cell>
          <table:table-cell office:value-type="string" table:style-name="ce3">
            <text:p>1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Care Arrangements</text:p>
          </table:table-cell>
          <table:table-cell office:value-type="string" table:style-name="ce1">
            <text:p>Safeguarding</text:p>
          </table:table-cell>
          <table:table-cell office:value-type="string" table:style-name="ce1">
            <text:p>Have social services been involved during this admission period?</text:p>
          </table:table-cell>
          <table:table-cell office:value-type="string" table:style-name="ce3">
            <text:p>therapycare_socialServices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Care Arrangements</text:p>
          </table:table-cell>
          <table:table-cell office:value-type="string" table:style-name="ce1">
            <text:p>Safeguarding</text:p>
          </table:table-cell>
          <table:table-cell office:value-type="string" table:style-name="ce1">
            <text:p>Additional Details</text:p>
          </table:table-cell>
          <table:table-cell office:value-type="string" table:style-name="ce3">
            <text:p>therapycare_socialservicesTex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Care Arrangements</text:p>
          </table:table-cell>
          <table:table-cell office:value-type="string" table:style-name="ce1">
            <text:p>Safeguarding</text:p>
          </table:table-cell>
          <table:table-cell office:value-type="string" table:style-name="ce1">
            <text:p>Was there a Deprivation of Liberty (DOL) during admission?</text:p>
          </table:table-cell>
          <table:table-cell office:value-type="string" table:style-name="ce3">
            <text:p>therapycare_depOfLib</text:p>
          </table:table-cell>
          <table:table-cell office:value-type="string" table:style-name="ce1">
            <text:p>1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Care Arrangements</text:p>
          </table:table-cell>
          <table:table-cell table:style-name="ce2"/>
          <table:table-cell office:value-type="string" table:style-name="ce1">
            <text:p>Individual requirements</text:p>
          </table:table-cell>
          <table:table-cell office:value-type="string" table:style-name="ce3">
            <text:p>therapycare_individualRequirement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Care Arrangements</text:p>
          </table:table-cell>
          <table:table-cell table:style-name="ce2"/>
          <table:table-cell office:value-type="string" table:style-name="ce1">
            <text:p>Does the patient have any equipment needs?</text:p>
          </table:table-cell>
          <table:table-cell office:value-type="string" table:style-name="ce3">
            <text:p>therapycare_equipmentNeed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Therapy and Care Arrangements</text:p>
          </table:table-cell>
          <table:table-cell table:style-name="ce2"/>
          <table:table-cell office:value-type="string" table:style-name="ce1">
            <text:p>Equipment Needs</text:p>
          </table:table-cell>
          <table:table-cell office:value-type="string" table:style-name="ce3">
            <text:p>therapycare_equipmentText</text:p>
          </table:table-cell>
          <table:table-cell office:value-type="string" table:style-name="ce1">
            <text:p>0..1</text:p>
          </table:table-cell>
          <table:table-cell office:value-type="string" table:style-name="ce3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rapy and Care Arrangements</text:p>
          </table:table-cell>
          <table:table-cell table:style-name="ce2"/>
          <table:table-cell office:value-type="string" table:style-name="ce1">
            <text:p>Does the patient have a Package of Care/Social Support?</text:p>
          </table:table-cell>
          <table:table-cell office:value-type="string" table:style-name="ce3">
            <text:p>therapycare_socialNeeds</text:p>
          </table:table-cell>
          <table:table-cell office:value-type="string" table:style-name="ce1">
            <text:p>0..1</text:p>
          </table:table-cell>
          <table:table-cell office:value-type="string" table:style-name="ce3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rapy and Care Arrangements</text:p>
          </table:table-cell>
          <table:table-cell table:style-name="ce2"/>
          <table:table-cell office:value-type="string" table:style-name="ce1">
            <text:p>Social Care Details</text:p>
          </table:table-cell>
          <table:table-cell office:value-type="string" table:style-name="ce3">
            <text:p>therapycare_socialText</text:p>
          </table:table-cell>
          <table:table-cell office:value-type="string" table:style-name="ce1">
            <text:p>0..1</text:p>
          </table:table-cell>
          <table:table-cell office:value-type="string" table:style-name="ce3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herapy and Care Arrangements</text:p>
          </table:table-cell>
          <table:table-cell table:style-name="ce2"/>
          <table:table-cell office:value-type="string" table:style-name="ce1">
            <text:p>Household Composition</text:p>
          </table:table-cell>
          <table:table-cell office:value-type="string" table:style-name="ce3">
            <text:p>therapycare_householdComposition</text:p>
          </table:table-cell>
          <table:table-cell office:value-type="string" table:style-name="ce1">
            <text:p>0..1</text:p>
          </table:table-cell>
          <table:table-cell office:value-type="string" table:style-name="ce3">
            <text:p>datalist</text:p>
          </table:table-cell>
          <table:table-cell office:value-type="string" table:style-name="ce4">
            <text:p>', 'Alone', 'In sheletered accommodation', 'Shared accommodation (housemates/lodgers)', 'With family', 'With live-in carer', 'With spouse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Details</text:p>
          </table:table-cell>
          <table:table-cell office:value-type="string" table:style-name="ce1">
            <text:p>Drug Allergies</text:p>
          </table:table-cell>
          <table:table-cell office:value-type="string" table:style-name="ce1">
            <text:p>medication_allergiesFreeTex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Were medications changed during this admission?</text:p>
          </table:table-cell>
          <table:table-cell office:value-type="string" table:style-name="ce1">
            <text:p>medication_chang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Add new Medication Change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Medication Changed</text:p>
          </table:table-cell>
          <table:table-cell office:value-type="string" table:style-name="ce1">
            <text:p>medication_changedMed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Reason For Change</text:p>
          </table:table-cell>
          <table:table-cell office:value-type="string" table:style-name="ce1">
            <text:p>medication_changedReason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Medication Changes</text:p>
          </table:table-cell>
          <table:table-cell office:value-type="string" table:style-name="ce1">
            <text:p>Future Plan For This Medication</text:p>
          </table:table-cell>
          <table:table-cell office:value-type="string" table:style-name="ce1">
            <text:p>medication_changedPlan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select</text:p>
          </table:table-cell>
          <table:table-cell office:value-type="string" table:style-name="ce4">
            <text:p>', 'Complete the prescribed course', 'Continue as prescribed', 'Not to be restarted', 'Restart after clinical review', 'Review needed by GP', 'Started during admission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Were TTOs prescribed?</text:p>
          </table:table-cell>
          <table:table-cell office:value-type="string" table:style-name="ce1">
            <text:p>medication_tto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No', 'Ye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Add new TTO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Remove medication item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Lock medication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Medication</text:p>
          </table:table-cell>
          <table:table-cell office:value-type="string" table:style-name="ce1">
            <text:p>medication_ttoMedication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Dose</text:p>
          </table:table-cell>
          <table:table-cell office:value-type="string" table:style-name="ce1">
            <text:p>medication_ttoDos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numb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edication_ttoUnit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alist</text:p>
          </table:table-cell>
          <table:table-cell office:value-type="string" table:style-name="ce1">
            <text:p>', 'application', 'applicatorful', 'bottle(s)', 'caplet', 'capsule', 'drop(s)', 'g', 'mcg', 'mg', 'ml', 'ng', 'patch', 'pessary', 'puff(s)', 'sachet', 'spray(s)', 'suppository', 'tablet', 'units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Route</text:p>
          </table:table-cell>
          <table:table-cell office:value-type="string" table:style-name="ce1">
            <text:p>medication_ttoRout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alist</text:p>
          </table:table-cell>
          <table:table-cell office:value-type="string" table:style-name="ce1">
            <text:p>', 'BUC - Buccal', 'IA - intraartciular', 'IM <text:s/>- Intramuscular', 'INH - By inhilation', 'Intraoccular', 'Intravitreal', 'IV - Intravenous', 'NEB - By nebulisation', 'NG - By nasogastric tube', 'PEG', 'PO - Oral', 'PR - Rectral', 'PV - Vaginal', 'SC - Subcutaneous', 'SL - Sublingual', 'TD - Transdermal', 'TOP - Topical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Frequency</text:p>
          </table:table-cell>
          <table:table-cell office:value-type="string" table:style-name="ce1">
            <text:p>medication_ttoFrequency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alist</text:p>
          </table:table-cell>
          <table:table-cell office:value-type="string" table:style-name="ce1">
            <text:p>', '5 times per day', 'Alternate days', 'As directed', 'BD PRN - twice daily as needed', 'BD - twice daily', 'OD - once day', 'OD PRN - once daily as needed', 'OM - once each morning', 'ON - once each night', 'Once at lunchtime', 'Once at suppertime', 'Once weekly', 'PRN - as needed', 'QDS - 4 times per day', 'QDS PRN - 4 times per day as needed', 'TDS - 3 times per day', 'TDS PRN - 3 times per day as needed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Start Date</text:p>
          </table:table-cell>
          <table:table-cell office:value-type="string" table:style-name="ce1">
            <text:p>medication_ttoStartDat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</text:p>
          </table:table-cell>
          <table:table-cell office:value-type="string" table:style-name="ce1">
            <text:p>Length of Course</text:p>
          </table:table-cell>
          <table:table-cell office:value-type="string" table:style-name="ce1">
            <text:p>medication_ttoLengthOfCours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alist</text:p>
          </table:table-cell>
          <table:table-cell office:value-type="string" table:style-name="ce1">
            <text:p>', '1 day, '2 days', '3 days', '4 days', '5 days', '6 days', '7 days', '8 days', '9 days', '10 days', '11 days', '12 days', '13 days', '14 days', 'Ongoing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Clinical Screen</text:p>
          </table:table-cell>
          <table:table-cell office:value-type="string" table:style-name="ce1">
            <text:p>I confirm this TTO is correct</text:p>
          </table:table-cell>
          <table:table-cell office:value-type="string" table:style-name="ce1">
            <text:p>medication_ttoPharmacySignOffCheck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Clinical Scree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edication_ttoPharmacySignOffNam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Clinical Screen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medication_ttoPharmacySignOffDat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Clinical Screen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medication_ttoPharmacySignOffTim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Availability</text:p>
          </table:table-cell>
          <table:table-cell office:value-type="string" table:style-name="ce1">
            <text:p>medication_ttoPharmacyAvailability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 'CD Prescription', 'For Dispensing', 'Kitchen', 'Not Dispensed', 'On Ward', 'Ordered from Pharmacy today', 'PODs (At Home)', 'PODs (Blister Pack)', 'PODs (Patient Locker)', 'TTO pack on ward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I confirm this TTO is correct</text:p>
          </table:table-cell>
          <table:table-cell office:value-type="string" table:style-name="ce1">
            <text:p>medication_finalPharmacySignOffCheck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edication_finalPharmacySignOffNam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medication_finalPharmacySignOffDat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TTO Prescriptions/Pharmacy Sign Off/Pharmacy Final Check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medication_finalPharmacySignOffTime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Overall Pharmacy Sign Off</text:p>
          </table:table-cell>
          <table:table-cell office:value-type="string" table:style-name="ce1">
            <text:p>I confirm the medication section of this summary is correct</text:p>
          </table:table-cell>
          <table:table-cell office:value-type="string" table:style-name="ce1">
            <text:p>medication_overallPharmacySignOffCheck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Overall Pharmacy Sign Off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edication_overallPharmacySignOff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Overall Pharmacy Sign Off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medication_overallPharmacySignOff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Overall Pharmacy Sign Off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medication_overallPharmacySignOffTi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Medication</text:p>
          </table:table-cell>
          <table:table-cell office:value-type="string" table:style-name="ce1">
            <text:p>Overall Pharmacy Sign Off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medication_overallPharmacyComment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e Date</text:p>
          </table:table-cell>
          <table:table-cell office:value-type="string" table:style-name="ce1">
            <text:p>discharge_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Estimated Discharge Date</text:p>
          </table:table-cell>
          <table:table-cell office:value-type="string" table:style-name="ce1">
            <text:p>discharge_estimated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ing Specialty</text:p>
          </table:table-cell>
          <table:table-cell office:value-type="string" table:style-name="ce1">
            <text:p>discharge_specialt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e Method</text:p>
          </table:table-cell>
          <table:table-cell office:value-type="string" table:style-name="ce1">
            <text:p>discharge_method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ing Consultant</text:p>
          </table:table-cell>
          <table:table-cell office:value-type="string" table:style-name="ce1">
            <text:p>discharge_careProvider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ing Ward</text:p>
          </table:table-cell>
          <table:table-cell office:value-type="string" table:style-name="ce1">
            <text:p>discharge_ward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e Pathway</text:p>
          </table:table-cell>
          <table:table-cell office:value-type="string" table:style-name="ce1">
            <text:p>discharge_pathwa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 'Discharged Palliative Pathway', 'Discharged Pathway One', 'Discharged Pathway Two - Cooksons Court', 'Discharged Pathway Two – West Mendip', 'Discharged Pathway Three – Sherborne House', 'Discharged Stroke Pathway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ischarge Details</text:p>
          </table:table-cell>
          <table:table-cell office:value-type="string" table:style-name="ce1">
            <text:p>Discharge Destination</text:p>
          </table:table-cell>
          <table:table-cell office:value-type="string" table:style-name="ce1">
            <text:p>discharge_destination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Line 1</text:p>
          </table:table-cell>
          <table:table-cell office:value-type="string" table:style-name="ce1">
            <text:p>discharge_differentAddressLine1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style-name="ce1"/>
          <table:table-cell office:value-type="string" table:style-name="ce1">
            <text:p>Autopopulated from TrakCar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Line 2</text:p>
          </table:table-cell>
          <table:table-cell office:value-type="string" table:style-name="ce1">
            <text:p>discharge_differentAddressLine2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discharge_differentAddressCity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County</text:p>
          </table:table-cell>
          <table:table-cell office:value-type="string" table:style-name="ce1">
            <text:p>discharge_differentAddressDistric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Postcode</text:p>
          </table:table-cell>
          <table:table-cell office:value-type="string" table:style-name="ce1">
            <text:p>discharge_differentAddressPostalCod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Contact No</text:p>
          </table:table-cell>
          <table:table-cell office:value-type="string" table:style-name="ce1">
            <text:p>discharge_differentAddressContactNo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Discharge</text:p>
          </table:table-cell>
          <table:table-cell office:value-type="string" table:style-name="ce1">
            <text:p>Destination Address</text:p>
          </table:table-cell>
          <table:table-cell office:value-type="string" table:style-name="ce1">
            <text:p>Comments</text:p>
          </table:table-cell>
          <table:table-cell office:value-type="string" table:style-name="ce1">
            <text:p>discharge_differentAddressComment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AKI Follow-Up</text:p>
          </table:table-cell>
          <table:table-cell office:value-type="string" table:style-name="ce1">
            <text:p>Serum Creatinine at discharge?</text:p>
          </table:table-cell>
          <table:table-cell office:value-type="string" table:style-name="ce1">
            <text:p>followup_akiText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AKI Follow-Up</text:p>
          </table:table-cell>
          <table:table-cell office:value-type="string" table:style-name="ce1">
            <text:p>The patient is</text:p>
          </table:table-cell>
          <table:table-cell office:value-type="string" table:style-name="ce1">
            <text:p>followup_akiStatu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 'Stable', 'Improving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Does this patient require a follow-up?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button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Follow-Up With</text:p>
          </table:table-cell>
          <table:table-cell office:value-type="string" table:style-name="ce1">
            <text:p>followup_with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select</text:p>
          </table:table-cell>
          <table:table-cell office:value-type="string" table:style-name="ce3">
            <text:p>, 'AEC', 'Community Pharmacy', 'ICRT - Dorset', 'Dietician', 'District Nurse', 'Dressing Clinic', 'GP', 'IRT - Somerset', 'Other Hospital', 'Patient to Arrange', 'Practice Nurse', 'QCAC', 'Rapid Response', 'YDH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When</text:p>
          </table:table-cell>
          <table:table-cell office:value-type="string" table:style-name="ce1">
            <text:p>followup_intervalNumber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number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When</text:p>
          </table:table-cell>
          <table:table-cell office:value-type="string" table:style-name="ce1">
            <text:p>followup_interval[index]</text:p>
          </table:table-cell>
          <table:table-cell office:value-type="string" table:style-name="ce1">
            <text:p>0..*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', 'Day(s)', 'Week(s)', 'Month(s)'</text:p>
          </table:table-cell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Follow-Up Clinical Details</text:p>
          </table:table-cell>
          <table:table-cell office:value-type="string" table:style-name="ce1">
            <text:p>followup_details[index]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Follow-Up</text:p>
          </table:table-cell>
          <table:table-cell office:value-type="string" table:style-name="ce1">
            <text:p>Follow-Up</text:p>
          </table:table-cell>
          <table:table-cell office:value-type="string" table:style-name="ce1">
            <text:p>Follow-Up Notes</text:p>
          </table:table-cell>
          <table:table-cell office:value-type="string" table:style-name="ce1">
            <text:p>followup_notes[index]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area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Nurse Sign Off</text:p>
          </table:table-cell>
          <table:table-cell office:value-type="string" table:style-name="ce1">
            <text:p>TTOs Explained to Patient</text:p>
          </table:table-cell>
          <table:table-cell office:value-type="string" table:style-name="ce1">
            <text:p>signoff_nurseTTOs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Nurs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First Nurse Sign Off</text:p>
          </table:table-cell>
          <table:table-cell office:value-type="string" table:style-name="ce1">
            <text:p>I confirm that this discharge summary is correct</text:p>
          </table:table-cell>
          <table:table-cell office:value-type="string" table:style-name="ce1">
            <text:p>signoff_nurseFirstCheck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Nurs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First Nurse Sign Off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gnoff_nurseFirst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First Nurse Sign Off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ignoff_nurseFirst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First Nurse Sign Off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gnoff_nurseFirstTi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Second Nurse Sign Off</text:p>
          </table:table-cell>
          <table:table-cell office:value-type="string" table:style-name="ce1">
            <text:p>I confirm that this discharge summary is correct</text:p>
          </table:table-cell>
          <table:table-cell office:value-type="string" table:style-name="ce1">
            <text:p>signoff_nurseSecondCheck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Nurs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Second Nurse Sign Off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gnoff_nurseSecond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Second Nurse Sign Off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ignoff_nurseSecond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Second Nurse Sign Off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gnoff_nurseSecondTi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I confirm that I have completed all the relevant sections of this summary. This is ready to be sent to the GP via electronic transmission</text:p>
          </table:table-cell>
          <table:table-cell table:style-name="ce1"/>
          <table:table-cell office:value-type="string" table:style-name="ce1">
            <text:p>0..1</text:p>
          </table:table-cell>
          <table:table-cell office:value-type="string" table:style-name="ce1">
            <text:p>checkbox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D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gnoff_drNa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ignoff_drDat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signoff_drTim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ime</text:p>
          </table:table-cell>
          <table:table-cell table:style-name="ce1"/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Contact No</text:p>
          </table:table-cell>
          <table:table-cell office:value-type="string" table:style-name="ce1">
            <text:p>signoff_drContactNo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tel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office:value-type="string" table:style-name="ce1">
            <text:p>D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ign-off</text:p>
          </table:table-cell>
          <table:table-cell office:value-type="string" table:style-name="ce1">
            <text:p>Dr. Sign Off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signoff_drGrade</text:p>
          </table:table-cell>
          <table:table-cell office:value-type="string" table:style-name="ce1">
            <text:p>0..1</text:p>
          </table:table-cell>
          <table:table-cell office:value-type="string" table:style-name="ce1">
            <text:p>select</text:p>
          </table:table-cell>
          <table:table-cell office:value-type="string" table:style-name="ce1">
            <text:p>', 'Associate Specialist', 'Consultant', 'F1', 'F2', 'Middle Grade', 'Registrar', 'SHO', 'Trainee ACP'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Dr</text:p>
          </table:table-cell>
          <table:table-cell table:number-columns-repeated="16375"/>
        </table:table-row>
        <table:table-row table:number-rows-repeated="1048455" table:style-name="ro1">
          <table:table-cell table:number-columns-repeated="16384"/>
        </table:table-row>
      </table:table>
      <table:database-ranges>
        <table:database-range table:target-range-address="Sheet1.A1:Sheet1.J12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razer Smith</meta:initial-creator>
    <dc:creator>Frazer Smith</dc:creator>
    <meta:creation-date>2020-02-05T10:41:45Z</meta:creation-date>
    <dc:date>2020-02-05T11:58:12Z</dc:date>
  </office:meta>
</office:document-meta>
</file>